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2.501cm" fo:margin-right="0cm" fo:text-align="justify" style:justify-single-word="false" fo:text-indent="-0.635cm" style:auto-text-indent="false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Standard" style:list-style-name="L2">
      <style:paragraph-properties fo:margin-left="2.501cm" fo:margin-right="0cm" fo:text-align="justify" style:justify-single-word="false" fo:text-indent="-0.635cm" style:auto-text-indent="false"/>
    </style:style>
    <style:style style:name="P5" style:family="paragraph" style:parent-style-name="Standard" style:list-style-name="L3">
      <style:paragraph-properties fo:margin-left="1.251cm" fo:margin-right="0cm" fo:text-align="justify" style:justify-single-word="false" fo:text-indent="-0.635cm" style:auto-text-inden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BAJO ELEMENTOS DE INTERCONEXIÓN DE RED</text:p>
      <text:p text:style-name="P1"/>
      <text:list xml:id="list14542543991" text:style-name="L1">
        <text:list-item>
          <text:p text:style-name="P3">Muestra precio y características de un hub de 24 puertos de 19”.</text:p>
        </text:list-item>
        <text:list-item>
          <text:p text:style-name="P3">Dí con tus palabras en qué consisten las siguientes características que puede tener un switch:</text:p>
        </text:list-item>
      </text:list>
      <text:list xml:id="list1911344052" text:style-name="L2">
        <text:list-item>
          <text:p text:style-name="P4">Apilable.</text:p>
        </text:list-item>
        <text:list-item>
          <text:p text:style-name="P4">Posibilidad de montar VLANs</text:p>
        </text:list-item>
        <text:list-item>
          <text:p text:style-name="P4">Port trunking.</text:p>
        </text:list-item>
        <text:list-item>
          <text:p text:style-name="P4">Port mirroring.</text:p>
        </text:list-item>
      </text:list>
      <text:p text:style-name="P2"/>
      <text:list xml:id="list400209567" text:style-name="L3">
        <text:list-item>
          <text:p text:style-name="P5">Busca precio y características de un switch de 24 puertos sin ninguna de las opciones anteriores.</text:p>
        </text:list-item>
        <text:list-item>
          <text:p text:style-name="P5">Busca precio y características de switches que puedan tener 2 puertos de fibra óptica.</text:p>
        </text:list-item>
        <text:list-item>
          <text:p text:style-name="P5">Busca precio y características de un switch apilable, que permita montar VLANs y hacer port trunking y port mirroring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. .</meta:initial-creator>
    <meta:creation-date>2011-11-17T12:13:11.30</meta:creation-date>
    <dc:date>2011-11-17T12:18:23.02</dc:date>
    <dc:creator>. .</dc:creator>
    <meta:editing-duration>PT5M11S</meta:editing-duration>
    <meta:editing-cycles>1</meta:editing-cycles>
    <meta:generator>LibreOffice/3.5$Linux_x86 LibreOffice_project/350m1$Build-2</meta:generator>
    <meta:document-statistic meta:table-count="0" meta:image-count="0" meta:object-count="0" meta:page-count="1" meta:paragraph-count="10" meta:word-count="100" meta:character-count="120" meta:non-whitespace-character-count="498"/>
  </office:meta>
</office:document-meta>
</file>